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Landscape">
      <style:table-properties style:width="25.698cm" style:page-number="auto" fo:break-before="page" table:align="margins"/>
    </style:style>
    <style:style style:name="Tabelle1.A" style:family="table-column">
      <style:table-column-properties style:column-width="1.36cm" style:rel-column-width="3468*"/>
    </style:style>
    <style:style style:name="Tabelle1.B" style:family="table-column">
      <style:table-column-properties style:column-width="2.528cm" style:rel-column-width="6445*"/>
    </style:style>
    <style:style style:name="Tabelle1.C" style:family="table-column">
      <style:table-column-properties style:column-width="9.525cm" style:rel-column-width="24290*"/>
    </style:style>
    <style:style style:name="Tabelle1.D" style:family="table-column">
      <style:table-column-properties style:column-width="12.285cm" style:rel-column-width="3133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bugid</text:p>
          </table:table-cell>
          <table:table-cell table:style-name="Tabelle1.A1" office:value-type="string">
            <text:p text:style-name="Table_20_Contents">Git revision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D1" office:value-type="string">
            <text:p text:style-name="Table_20_Contents">Fix</text:p>
          </table:table-cell>
        </table:table-row>
        <table:table-row>
          <table:table-cell table:style-name="Tabelle1.A2" office:value-type="float" office:value="99">
            <text:p text:style-name="Table_20_Contents">99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Start znode for insert delete and lookup is null</text:p>
          </table:table-cell>
          <table:table-cell table:style-name="Tabelle1.D2" office:value-type="string">
            <text:p text:style-name="Table_20_Contents">Init R with ROOT</text:p>
          </table:table-cell>
        </table:table-row>
        <table:table-row>
          <table:table-cell table:style-name="Tabelle1.A2" office:value-type="float" office:value="100">
            <text:p text:style-name="Table_20_Contents">100</text:p>
          </table:table-cell>
          <table:table-cell table:style-name="Tabelle1.B2" office:value-type="string">
            <text:p text:style-name="Table_20_Contents">924af6d</text:p>
          </table:table-cell>
          <table:table-cell table:style-name="Tabelle1.B2" office:value-type="string">
            <text:p text:style-name="Table_20_Contents">BtreeRec.lookup_rec throws NPE if called from insert on empty tree</text:p>
          </table:table-cell>
          <table:table-cell table:style-name="Tabelle1.D2" office:value-type="string">
            <text:p text:style-name="Table_20_Contents">Call lookup_impl from insert instead of lookup_rec (this bug was introduced when Btree was refactored into two classes), same bug was in delete</text:p>
          </table:table-cell>
        </table:table-row>
        <table:table-row>
          <table:table-cell table:style-name="Tabelle1.A2" office:value-type="float" office:value="101">
            <text:p text:style-name="Table_20_Contents">101</text:p>
          </table:table-cell>
          <table:table-cell table:style-name="Tabelle1.B2" office:value-type="string">
            <text:p text:style-name="Table_20_Contents">e63bfc3</text:p>
          </table:table-cell>
          <table:table-cell table:style-name="Tabelle1.B2" office:value-type="string">
            <text:p text:style-name="Table_20_Contents">BtreeRec and BtreeIter have two ROOTs</text:p>
          </table:table-cell>
          <table:table-cell table:style-name="Tabelle1.D2" office:value-type="string">
            <text:p text:style-name="Table_20_Contents">Delete primary constructor args (bug introduced during refactoring of Btree into two classes)</text:p>
          </table:table-cell>
        </table:table-row>
        <table:table-row>
          <table:table-cell table:style-name="Tabelle1.A2" office:value-type="float" office:value="102">
            <text:p text:style-name="Table_20_Contents">102</text:p>
          </table:table-cell>
          <table:table-cell table:style-name="Tabelle1.B2" office:value-type="string">
            <text:p text:style-name="Table_20_Contents">53aeb1e</text:p>
          </table:table-cell>
          <table:table-cell table:style-name="Tabelle1.B2" office:value-type="string">
            <text:p text:style-name="Table_20_Contents">insert_branch does not insert into an empty znode</text:p>
          </table:table-cell>
          <table:table-cell table:style-name="Tabelle1.D2" office:value-type="string">
            <text:p text:style-name="Table_20_Contents">Insert special case for insertion after the right-most element</text:p>
          </table:table-cell>
        </table:table-row>
        <table:table-row>
          <table:table-cell table:style-name="Tabelle1.A2" office:value-type="float" office:value="103">
            <text:p text:style-name="Table_20_Contents">103</text:p>
          </table:table-cell>
          <table:table-cell table:style-name="Tabelle1.B2" office:value-type="string">
            <text:p text:style-name="P1">6d27a8d</text:p>
          </table:table-cell>
          <table:table-cell table:style-name="Tabelle1.B2" office:value-type="string">
            <text:p text:style-name="P1">Lookup does not find previous inserted node</text:p>
          </table:table-cell>
          <table:table-cell table:style-name="Tabelle1.D2" office:value-type="string">
            <text:p text:style-name="P1">lookup_leaf must get Ref parameters not their values. This was no compiler error because of the implicit conversions of Ref</text:p>
          </table:table-cell>
        </table:table-row>
        <table:table-row>
          <table:table-cell table:style-name="Tabelle1.A2" office:value-type="float" office:value="104">
            <text:p text:style-name="Table_20_Contents">104</text:p>
          </table:table-cell>
          <table:table-cell table:style-name="Tabelle1.A2" office:value-type="float" office:value="2796936">
            <text:p text:style-name="P1">2796936</text:p>
          </table:table-cell>
          <table:table-cell table:style-name="Tabelle1.B2" office:value-type="string">
            <text:p text:style-name="P1">Split results in a NPE</text:p>
          </table:table-cell>
          <table:table-cell table:style-name="Tabelle1.D2" office:value-type="string">
            <text:p text:style-name="P1">Init zbranches with valid objects</text:p>
          </table:table-cell>
        </table:table-row>
        <table:table-row>
          <table:table-cell table:style-name="Tabelle1.A2" office:value-type="float" office:value="105">
            <text:p text:style-name="Table_20_Contents">105</text:p>
          </table:table-cell>
          <table:table-cell table:style-name="Tabelle1.B2" office:value-type="string">
            <text:p text:style-name="Table_20_Contents">7c5e228</text:p>
          </table:table-cell>
          <table:table-cell table:style-name="Tabelle1.B2" office:value-type="string">
            <text:p text:style-name="Table_20_Contents">Insert with split does not update root nod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float" office:value="106">
            <text:p text:style-name="Table_20_Contents">106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2M43S</meta:editing-duration>
    <meta:editing-cycles>19</meta:editing-cycles>
    <meta:generator>OpenOffice/4.0.0$Win32 OpenOffice.org_project/400m3$Build-9702</meta:generator>
    <dc:date>2014-12-02T13:02:02.46</dc:date>
    <dc:creator>ALexander Vogelgsang</dc:creator>
    <meta:document-statistic meta:table-count="1" meta:image-count="0" meta:object-count="0" meta:page-count="2" meta:paragraph-count="31" meta:word-count="146" meta:character-count="874"/>
    <meta:user-defined meta:name="Info 1"/>
    <meta:user-defined meta:name="Info 2"/>
    <meta:user-defined meta:name="Info 3"/>
    <meta:user-defined meta:name="Info 4"/>
  </office:meta>
</office:document-meta>
</file>